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morosos" style:family="table">
      <style:table-properties style:width="18.456cm" fo:margin-left="-0.102cm" table:align="left" style:shadow="none"/>
    </style:style>
    <style:style style:name="morosos.A" style:family="table-column">
      <style:table-column-properties style:column-width="1.831cm"/>
    </style:style>
    <style:style style:name="morosos.B" style:family="table-column">
      <style:table-column-properties style:column-width="6.445cm"/>
    </style:style>
    <style:style style:name="morosos.C" style:family="table-column">
      <style:table-column-properties style:column-width="2.51cm"/>
    </style:style>
    <style:style style:name="morosos.D" style:family="table-column">
      <style:table-column-properties style:column-width="2.443cm"/>
    </style:style>
    <style:style style:name="morosos.E" style:family="table-column">
      <style:table-column-properties style:column-width="2.544cm"/>
    </style:style>
    <style:style style:name="morosos.F" style:family="table-column">
      <style:table-column-properties style:column-width="2.683cm"/>
    </style:style>
    <style:style style:name="morosos.A1" style:family="table-cell">
      <style:table-cell-properties fo:padding="0.097cm" fo:border="none"/>
    </style:style>
    <style:style style:name="P1" style:family="paragraph" style:parent-style-name="Standard">
      <style:text-properties officeooo:paragraph-rsid="00072441"/>
    </style:style>
    <style:style style:name="P2" style:family="paragraph" style:parent-style-name="Standard">
      <style:paragraph-properties fo:text-align="center" style:justify-single-word="false"/>
      <style:text-properties officeooo:paragraph-rsid="00072441"/>
    </style:style>
    <style:style style:name="P3" style:family="paragraph" style:parent-style-name="Standard">
      <style:text-properties officeooo:paragraph-rsid="00095b2c"/>
    </style:style>
    <style:style style:name="P4" style:family="paragraph" style:parent-style-name="Standard">
      <style:paragraph-properties fo:margin-left="0cm" fo:margin-right="0cm" fo:text-indent="-0.067cm" style:auto-text-indent="false">
        <style:tab-stops/>
      </style:paragraph-properties>
      <style:text-properties officeooo:paragraph-rsid="00072441"/>
    </style:style>
    <style:style style:name="P5" style:family="paragraph" style:parent-style-name="Table_20_Contents">
      <style:paragraph-properties fo:text-align="center" style:justify-single-word="false"/>
      <style:text-properties officeooo:paragraph-rsid="00072441"/>
    </style:style>
    <style:style style:name="P6" style:family="paragraph" style:parent-style-name="Table_20_Contents">
      <style:paragraph-properties fo:text-align="center" style:justify-single-word="false"/>
      <style:text-properties officeooo:paragraph-rsid="00095b2c"/>
    </style:style>
    <style:style style:name="P7" style:family="paragraph" style:parent-style-name="Table_20_Contents">
      <style:paragraph-properties fo:text-align="end" style:justify-single-word="false"/>
      <style:text-properties fo:font-size="10pt" officeooo:paragraph-rsid="0007ae0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0b15dd"/>
    </style:style>
    <style:style style:name="T1" style:family="text">
      <style:text-properties officeooo:rsid="00072441"/>
    </style:style>
    <style:style style:name="T2" style:family="text">
      <style:text-properties officeooo:rsid="00095b2c"/>
    </style:style>
    <style:style style:name="T3" style:family="text">
      <style:text-properties officeooo:rsid="000b15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SADA DE BRASILITO</text:span></text:p>
      <text:p text:style-name="P2"><text:span text:style-name="T1">Reporte de cortes</text:span></text:p>
      <text:p text:style-name="P2"><text:span text:style-name="T1">Fecha: </text:span><text:span text:style-name="T1"><text:text-input text:description="&lt;o.fecha_hoy()&gt;">fecha</text:text-input></text:span></text:p>
      <text:p text:style-name="P1"><text:span text:style-name="T1"/></text:p>
      <text:p text:style-name="P3"><text:span text:style-name="T1">Clientes morosos:<text:line-break/></text:span><text:span text:style-name="T2">-------</text:span><text:span text:style-name="T1">--------------------------------------------------------------------------------------------------------------------------</text:span></text:p>
      <table:table table:name="morosos" table:style-name="morosos">
        <table:table-column table:style-name="morosos.A"/>
        <table:table-column table:style-name="morosos.B"/>
        <table:table-column table:style-name="morosos.C"/>
        <table:table-column table:style-name="morosos.D"/>
        <table:table-column table:style-name="morosos.E"/>
        <table:table-column table:style-name="morosos.F"/>
        <table:table-row>
          <table:table-cell table:style-name="morosos.A1" office:value-type="string">
            <text:p text:style-name="P5"><text:span text:style-name="T1">N</text:span><text:span text:style-name="T2">u</text:span><text:span text:style-name="T1">m. </text:span><text:span text:style-name="T3">a</text:span><text:span text:style-name="T1">bonado</text:span></text:p>
            <text:p text:style-name="P9"><text:span text:style-name="T3">-----------</text:span></text:p>
          </table:table-cell>
          <table:table-cell table:style-name="morosos.A1" office:value-type="string">
            <text:p text:style-name="P5"><text:span text:style-name="T1">Nombre<text:line-break/><text:line-break/></text:span><text:span text:style-name="T3">--------------------------------------------</text:span></text:p>
          </table:table-cell>
          <table:table-cell table:style-name="morosos.A1" office:value-type="string">
            <text:p text:style-name="P5"><text:span text:style-name="T1">Orden <text:line-break/>Lectura<text:line-break/></text:span><text:span text:style-name="T3">----------------</text:span></text:p>
          </table:table-cell>
          <table:table-cell table:style-name="morosos.A1" office:value-type="string">
            <text:p text:style-name="P6"><text:span text:style-name="T1">N</text:span><text:span text:style-name="T2">um.</text:span><text:span text:style-name="T1"> </text:span></text:p>
            <text:p text:style-name="P6"><text:span text:style-name="T1">Medidor<text:line-break/></text:span><text:span text:style-name="T3">---------------</text:span></text:p>
          </table:table-cell>
          <table:table-cell table:style-name="morosos.A1" office:value-type="string">
            <text:p text:style-name="P5"><text:span text:style-name="T1">Fecha <text:line-break/>lectura<text:line-break/></text:span><text:span text:style-name="T3">----------------</text:span></text:p>
          </table:table-cell>
          <table:table-cell table:style-name="morosos.A1" office:value-type="string">
            <text:p text:style-name="P5"><text:span text:style-name="T1">Fecha vencimiento<text:line-break/></text:span><text:span text:style-name="T3">-----------------</text:span></text:p>
          </table:table-cell>
        </table:table-row>
        <table:table-row>
          <table:table-cell table:style-name="morosos.A1" office:value-type="string">
            <text:p text:style-name="P7"><text:text-input text:description="&lt;for each=&quot;l in o.generar_morosos()&quot;&gt;">for</text:text-input></text:p>
          </table:table-cell>
          <table:table-cell table:style-name="morosos.A1" office:value-type="string">
            <text:p text:style-name="Table_20_Contents"/>
          </table:table-cell>
          <table:table-cell table:style-name="morosos.A1" office:value-type="string">
            <text:p text:style-name="P8"/>
          </table:table-cell>
          <table:table-cell table:style-name="morosos.A1" office:value-type="string">
            <text:p text:style-name="P8"/>
          </table:table-cell>
          <table:table-cell table:style-name="morosos.A1" office:value-type="string">
            <text:p text:style-name="P8"/>
          </table:table-cell>
          <table:table-cell table:style-name="morosos.A1" office:value-type="string">
            <text:p text:style-name="P8"/>
          </table:table-cell>
        </table:table-row>
        <table:table-row>
          <table:table-cell table:style-name="morosos.A1" office:value-type="string">
            <text:p text:style-name="P8"><text:text-input text:description="&lt;l.numero_abonado&gt;">n_abonado</text:text-input></text:p>
          </table:table-cell>
          <table:table-cell table:style-name="morosos.A1" office:value-type="string">
            <text:p text:style-name="Table_20_Contents"><text:text-input text:description="&lt;l.nombre_cliente&gt;">cliente</text:text-input></text:p>
          </table:table-cell>
          <table:table-cell table:style-name="morosos.A1" office:value-type="string">
            <text:p text:style-name="P8"><text:text-input text:description="&lt;l.orden_lectura&gt;">lectura</text:text-input></text:p>
          </table:table-cell>
          <table:table-cell table:style-name="morosos.A1" office:value-type="string">
            <text:p text:style-name="P8"><text:text-input text:description="&lt;l.numero_medidor&gt;">n_medidor</text:text-input></text:p>
          </table:table-cell>
          <table:table-cell table:style-name="morosos.A1" office:value-type="string">
            <text:p text:style-name="P8"><text:text-input text:description="&lt;l.fecha_lectura&gt;">f_lectura</text:text-input></text:p>
          </table:table-cell>
          <table:table-cell table:style-name="morosos.A1" office:value-type="string">
            <text:p text:style-name="P8"><text:text-input text:description="&lt;l.fecha_vencimiento&gt;">f_vencimiento</text:text-input></text:p>
          </table:table-cell>
        </table:table-row>
        <table:table-row>
          <table:table-cell table:style-name="morosos.A1" office:value-type="string">
            <text:p text:style-name="P7"><text:text-input text:description="&lt;/for&gt;">End for</text:text-input></text:p>
          </table:table-cell>
          <table:table-cell table:style-name="morosos.A1" office:value-type="string">
            <text:p text:style-name="Table_20_Contents"/>
          </table:table-cell>
          <table:table-cell table:style-name="morosos.A1" office:value-type="string">
            <text:p text:style-name="P8"/>
          </table:table-cell>
          <table:table-cell table:style-name="morosos.A1" office:value-type="string">
            <text:p text:style-name="P8"/>
          </table:table-cell>
          <table:table-cell table:style-name="morosos.A1" office:value-type="string">
            <text:p text:style-name="P8"/>
          </table:table-cell>
          <table:table-cell table:style-name="morosos.A1" office:value-type="string">
            <text:p text:style-name="P8"/>
          </table:table-cell>
        </table:table-row>
      </table:table>
      <text:p text:style-name="P1"><text:span text:style-name="T1">----------------------------------------------------------------------------------------------------------------------------</text:span><text:span text:style-name="T3">-----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764cm" fo:margin-right="1.20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dy </meta:initial-creator>
    <meta:creation-date>2013-08-29T11:06:20</meta:creation-date>
    <dc:date>2013-08-29T11:31:00</dc:date>
    <dc:creator>leidy </dc:creator>
    <meta:editing-duration>PT20M27S</meta:editing-duration>
    <meta:editing-cycles>5</meta:editing-cycles>
    <meta:generator>LibreOffice/3.6$Linux_x86 LibreOffice_project/360m1$Build-2</meta:generator>
    <meta:document-statistic meta:table-count="1" meta:image-count="0" meta:object-count="0" meta:page-count="1" meta:paragraph-count="21" meta:word-count="38" meta:character-count="587" meta:non-whitespace-character-count="566"/>
  </office:meta>
</office:document-meta>
</file>